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6.358cm"/>
    </style:style>
    <style:style style:name="gr3" style:family="graphic" style:parent-style-name="standard">
      <style:graphic-properties svg:stroke-width="0.051cm" draw:marker-start-width="0.356cm" draw:marker-end-width="0.356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4.386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48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4.4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7.366cm" svg:height="2.032cm" svg:x="10.414cm" svg:y="1.016cm">
          <text:p text:style-name="P1">TOTAL_INCLVOLCANIC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366cm" svg:height="2.032cm" svg:x="1.27cm" svg:y="4.216cm">
          <text:p text:style-name="P1">VOLCANIC_ANNUAL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366cm" svg:height="2.032cm" svg:x="10.414cm" svg:y="4.216cm">
          <text:p text:style-name="P1">SOLAR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858cm" svg:height="2.032cm" svg:x="19.758cm" svg:y="4.216cm">
          <text:p text:style-name="P1">TOTAL_ANTHRO</text:p>
          <text:p text:style-name="P1">4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97cm" svg:y1="3.048cm" svg:x2="14.097cm" svg:y2="4.216cm" draw:start-shape="id1" draw:start-glue-point="2" draw:end-shape="id2" draw:end-glue-point="0" svg:d="M14097 3048v1168" svg:viewBox="0 0 1 1169">
          <text:p/>
        </draw:connector>
        <draw:connector draw:style-name="gr3" draw:text-style-name="P1" draw:layer="layout" svg:x1="4.953cm" svg:y1="4.216cm" svg:x2="14.097cm" svg:y2="3.048cm" draw:start-shape="id3" draw:start-glue-point="0" draw:end-shape="id1" draw:end-glue-point="2" svg:d="M4953 4216v-584h9144v-584" svg:viewBox="0 0 9145 1169">
          <text:p/>
        </draw:connector>
        <draw:connector draw:style-name="gr3" draw:text-style-name="P1" draw:layer="layout" svg:x1="23.187cm" svg:y1="4.216cm" svg:x2="14.097cm" svg:y2="3.048cm" draw:start-shape="id4" draw:start-glue-point="0" draw:end-shape="id1" draw:end-glue-point="2" svg:d="M23187 4216v-584h-9090v-584" svg:viewBox="0 0 9091 1169">
          <text:p/>
        </draw:connector>
        <draw:custom-shape draw:style-name="gr1" draw:text-style-name="P1" xml:id="id5" draw:id="id5" draw:layer="layout" svg:width="7.366cm" svg:height="2.032cm" svg:x="8.89cm" svg:y="7.62cm">
          <text:p text:style-name="P1">GHG</text:p>
          <text:p text:style-name="P1">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187cm" svg:y1="6.248cm" svg:x2="12.573cm" svg:y2="7.62cm" draw:start-shape="id4" draw:start-glue-point="2" draw:end-shape="id5" draw:end-glue-point="0" svg:d="M23187 6248v686h-10614v686" svg:viewBox="0 0 10615 1373">
          <text:p/>
        </draw:connector>
        <draw:custom-shape draw:style-name="gr1" draw:text-style-name="P1" xml:id="id6" draw:id="id6" draw:layer="layout" svg:width="7.366cm" svg:height="2.032cm" svg:x="2.202cm" svg:y="10.922cm">
          <text:p text:style-name="P1">KYOTOGHG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886cm" svg:height="2.032cm" svg:x="11.594cm" svg:y="14.422cm">
          <text:p text:style-name="P1">MHALOSUM</text:p>
          <text:p text:style-name="P1">1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73cm" svg:y1="9.652cm" svg:x2="5.885cm" svg:y2="10.922cm" draw:start-shape="id5" draw:start-glue-point="2" draw:end-shape="id6" svg:d="M12573 9652v635h-6688v635" svg:viewBox="0 0 6689 1271">
          <text:p/>
        </draw:connector>
        <draw:connector draw:style-name="gr4" draw:text-style-name="P1" draw:layer="layout" svg:x1="12.573cm" svg:y1="9.652cm" svg:x2="14.037cm" svg:y2="14.422cm" draw:start-shape="id5" draw:start-glue-point="2" draw:end-shape="id7" svg:d="M12573 9652v2385h1464v2385" svg:viewBox="0 0 1465 4771">
          <text:p/>
        </draw:connector>
        <draw:custom-shape draw:style-name="gr6" draw:text-style-name="P1" xml:id="id8" draw:id="id8" draw:layer="layout" svg:width="4.98cm" svg:height="2.032cm" svg:x="0.508cm" svg:y="14.416cm">
          <text:p text:style-name="P1">CO2CH4N2O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4.91cm" svg:height="2.032cm" svg:x="6.174cm" svg:y="14.416cm">
          <text:p text:style-name="P1">FGASSUM</text:p>
          <text:p text:style-name="P1">1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85cm" svg:y1="12.954cm" svg:x2="2.998cm" svg:y2="14.416cm" draw:start-shape="id6" draw:start-glue-point="2" draw:end-shape="id8" draw:end-glue-point="0" svg:d="M5885 12954v731h-2887v731" svg:viewBox="0 0 2888 1463">
          <text:p/>
        </draw:connector>
        <draw:connector draw:style-name="gr4" draw:text-style-name="P1" draw:layer="layout" svg:x1="8.629cm" svg:y1="14.416cm" svg:x2="5.885cm" svg:y2="12.954cm" draw:start-shape="id9" draw:start-glue-point="0" draw:end-shape="id6" draw:end-glue-point="2" svg:d="M8629 14416v-731h-2744v-731" svg:viewBox="0 0 2745 1463">
          <text:p/>
        </draw:connector>
        <draw:custom-shape draw:style-name="gr7" draw:text-style-name="P1" xml:id="id10" draw:id="id10" draw:layer="layout" svg:width="4.91cm" svg:height="2.032cm" svg:x="6.174cm" svg:y="17.88cm">
          <text:p text:style-name="P1">Cols 13:24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.886cm" svg:height="2.032cm" svg:x="11.594cm" svg:y="17.934cm">
          <text:p text:style-name="P1">Cols 25:40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629cm" svg:y1="16.448cm" svg:x2="8.629cm" svg:y2="17.88cm" draw:start-shape="id9" draw:start-glue-point="2" draw:end-shape="id10" draw:end-glue-point="0" svg:d="M8629 16448v1432" svg:viewBox="0 0 1 1433">
          <text:p/>
        </draw:connector>
        <draw:connector draw:style-name="gr4" draw:text-style-name="P1" draw:layer="layout" svg:x1="14.037cm" svg:y1="16.454cm" svg:x2="14.037cm" svg:y2="17.934cm" draw:start-shape="id7" draw:start-glue-point="2" draw:end-shape="id11" svg:d="M14037 16454v1480" svg:viewBox="0 0 1 1481">
          <text:p/>
        </draw:connector>
        <draw:connector draw:style-name="gr4" draw:text-style-name="P1" draw:layer="layout" svg:x1="25.017cm" svg:y1="17.951cm" svg:x2="23.187cm" svg:y2="6.248cm" draw:start-shape="id12" draw:start-glue-point="0" draw:end-shape="id4" draw:end-glue-point="2" svg:d="M25017 17951v-5851h-1830v-5852" svg:viewBox="0 0 1831 11704">
          <text:p/>
        </draw:connector>
        <draw:connector draw:style-name="gr4" draw:text-style-name="P1" draw:layer="layout" svg:x1="2.998cm" svg:y1="16.448cm" svg:x2="2.998cm" svg:y2="17.916cm" draw:start-shape="id8" draw:start-glue-point="2" draw:end-shape="id13" svg:d="M2998 16448v1468" svg:viewBox="0 0 1 1469">
          <text:p/>
        </draw:connector>
        <draw:custom-shape draw:style-name="gr6" draw:text-style-name="P1" xml:id="id13" draw:id="id13" draw:layer="layout" svg:width="4.98cm" svg:height="2.032cm" svg:x="0.508cm" svg:y="17.916cm">
          <text:p text:style-name="P1">Cols 8:10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4.886cm" svg:height="2.032cm" svg:x="17.094cm" svg:y="17.934cm">
          <text:p text:style-name="P1">Cols 42:47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886cm" svg:height="2.032cm" svg:x="17.094cm" svg:y="14.422cm">
          <text:p text:style-name="P1">TOTAER_DIR</text:p>
          <text:p text:style-name="P1">4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537cm" svg:y1="16.454cm" svg:x2="19.537cm" svg:y2="17.934cm" draw:start-shape="id14" draw:start-glue-point="2" draw:end-shape="id15" svg:d="M19537 16454v1480" svg:viewBox="0 0 1 1481">
          <text:p/>
        </draw:connector>
        <draw:connector draw:style-name="gr4" draw:text-style-name="P1" draw:layer="layout" svg:x1="19.537cm" svg:y1="14.422cm" svg:x2="23.187cm" svg:y2="6.248cm" draw:start-shape="id14" draw:start-glue-point="0" draw:end-shape="id4" draw:end-glue-point="2" svg:d="M19537 14422v-4087h3650v-4087" svg:viewBox="0 0 3651 8175">
          <text:p/>
        </draw:connector>
        <draw:custom-shape draw:style-name="gr5" draw:text-style-name="P1" xml:id="id12" draw:id="id12" draw:layer="layout" svg:width="4.886cm" svg:height="2.032cm" svg:x="22.574cm" svg:y="17.951cm">
          <text:p text:style-name="P1">Cols 48:5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6" draw:id="id16" draw:layer="layout" svg:width="7.366cm" svg:height="2.032cm" svg:x="10.414cm" svg:y="1.016cm">
          <text:p text:style-name="P1">TRF (incl volc)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366cm" svg:height="2.032cm" svg:x="1.27cm" svg:y="4.216cm">
          <text:p text:style-name="P1">Volc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7.366cm" svg:height="2.032cm" svg:x="10.414cm" svg:y="4.216cm">
          <text:p text:style-name="P1">Solar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6.858cm" svg:height="2.032cm" svg:x="19.758cm" svg:y="4.216cm">
          <text:p text:style-name="P1">Anthro</text:p>
          <text:p text:style-name="P1">4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97cm" svg:y1="3.048cm" svg:x2="14.097cm" svg:y2="4.216cm" draw:start-shape="id16" draw:start-glue-point="2" draw:end-shape="id17" draw:end-glue-point="0" svg:d="M14097 3048v1168" svg:viewBox="0 0 1 1169">
          <text:p/>
        </draw:connector>
        <draw:connector draw:style-name="gr3" draw:text-style-name="P1" draw:layer="layout" svg:x1="4.953cm" svg:y1="4.216cm" svg:x2="14.097cm" svg:y2="3.048cm" draw:start-shape="id18" draw:start-glue-point="0" draw:end-shape="id16" draw:end-glue-point="2" svg:d="M4953 4216v-584h9144v-584" svg:viewBox="0 0 9145 1169">
          <text:p/>
        </draw:connector>
        <draw:connector draw:style-name="gr3" draw:text-style-name="P1" draw:layer="layout" svg:x1="23.187cm" svg:y1="4.216cm" svg:x2="14.097cm" svg:y2="3.048cm" draw:start-shape="id19" draw:start-glue-point="0" draw:end-shape="id16" draw:end-glue-point="2" svg:d="M23187 4216v-584h-9090v-584" svg:viewBox="0 0 9091 1169">
          <text:p/>
        </draw:connector>
        <draw:custom-shape draw:style-name="gr1" draw:text-style-name="P1" xml:id="id20" draw:id="id20" draw:layer="layout" svg:width="7.366cm" svg:height="2.032cm" svg:x="8.89cm" svg:y="7.62cm">
          <text:p text:style-name="P1">GHGs</text:p>
          <text:p text:style-name="P1">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187cm" svg:y1="6.248cm" svg:x2="12.573cm" svg:y2="7.62cm" draw:start-shape="id19" draw:start-glue-point="2" draw:end-shape="id20" draw:end-glue-point="0" svg:d="M23187 6248v686h-10614v686" svg:viewBox="0 0 10615 1373">
          <text:p/>
        </draw:connector>
        <draw:custom-shape draw:style-name="gr1" draw:text-style-name="P1" xml:id="id21" draw:id="id21" draw:layer="layout" svg:width="7.366cm" svg:height="2.032cm" svg:x="2.202cm" svg:y="10.922cm">
          <text:p text:style-name="P1">Kyoto GHGs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4.886cm" svg:height="2.032cm" svg:x="11.594cm" svg:y="14.422cm">
          <text:p text:style-name="P1">Montreal gases</text:p>
          <text:p text:style-name="P1">1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73cm" svg:y1="9.652cm" svg:x2="5.885cm" svg:y2="10.922cm" draw:start-shape="id20" draw:start-glue-point="2" draw:end-shape="id21" svg:d="M12573 9652v635h-6688v635" svg:viewBox="0 0 6689 1271">
          <text:p/>
        </draw:connector>
        <draw:connector draw:style-name="gr4" draw:text-style-name="P1" draw:layer="layout" svg:x1="12.573cm" svg:y1="9.652cm" svg:x2="14.037cm" svg:y2="14.422cm" draw:start-shape="id20" draw:start-glue-point="2" draw:end-shape="id22" svg:d="M12573 9652v2385h1464v2385" svg:viewBox="0 0 1465 4771">
          <text:p/>
        </draw:connector>
        <draw:custom-shape draw:style-name="gr6" draw:text-style-name="P1" xml:id="id23" draw:id="id23" draw:layer="layout" svg:width="4.98cm" svg:height="2.032cm" svg:x="0.508cm" svg:y="14.416cm">
          <text:p text:style-name="P1">CO2CH4N2O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1" xml:id="id24" draw:id="id24" draw:layer="layout" svg:width="4.91cm" svg:height="2.032cm" svg:x="6.174cm" svg:y="14.416cm">
          <text:p text:style-name="P1">Flourinated gases</text:p>
          <text:p text:style-name="P1">1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85cm" svg:y1="12.954cm" svg:x2="2.998cm" svg:y2="14.416cm" draw:start-shape="id21" draw:start-glue-point="2" draw:end-shape="id23" draw:end-glue-point="0" svg:d="M5885 12954v731h-2887v731" svg:viewBox="0 0 2888 1463">
          <text:p/>
        </draw:connector>
        <draw:connector draw:style-name="gr4" draw:text-style-name="P1" draw:layer="layout" svg:x1="8.629cm" svg:y1="14.416cm" svg:x2="5.885cm" svg:y2="12.954cm" draw:start-shape="id24" draw:start-glue-point="0" draw:end-shape="id21" draw:end-glue-point="2" svg:d="M8629 14416v-731h-2744v-731" svg:viewBox="0 0 2745 1463">
          <text:p/>
        </draw:connector>
        <draw:custom-shape draw:style-name="gr7" draw:text-style-name="P1" xml:id="id25" draw:id="id25" draw:layer="layout" svg:width="4.91cm" svg:height="2.032cm" svg:x="6.174cm" svg:y="17.88cm">
          <text:p text:style-name="P1">Cols 13:24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4.886cm" svg:height="2.032cm" svg:x="11.594cm" svg:y="17.934cm">
          <text:p text:style-name="P1">Cols 25:40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629cm" svg:y1="16.448cm" svg:x2="8.629cm" svg:y2="17.88cm" draw:start-shape="id24" draw:start-glue-point="2" draw:end-shape="id25" draw:end-glue-point="0" svg:d="M8629 16448v1432" svg:viewBox="0 0 1 1433">
          <text:p/>
        </draw:connector>
        <draw:connector draw:style-name="gr4" draw:text-style-name="P1" draw:layer="layout" svg:x1="14.037cm" svg:y1="16.454cm" svg:x2="14.037cm" svg:y2="17.934cm" draw:start-shape="id22" draw:start-glue-point="2" draw:end-shape="id26" svg:d="M14037 16454v1480" svg:viewBox="0 0 1 1481">
          <text:p/>
        </draw:connector>
        <draw:connector draw:style-name="gr4" draw:text-style-name="P1" draw:layer="layout" svg:x1="25.017cm" svg:y1="17.951cm" svg:x2="23.187cm" svg:y2="6.248cm" draw:start-shape="id27" draw:start-glue-point="0" draw:end-shape="id19" draw:end-glue-point="2" svg:d="M25017 17951v-5851h-1830v-5852" svg:viewBox="0 0 1831 11704">
          <text:p/>
        </draw:connector>
        <draw:connector draw:style-name="gr4" draw:text-style-name="P1" draw:layer="layout" svg:x1="2.998cm" svg:y1="16.448cm" svg:x2="2.998cm" svg:y2="17.916cm" draw:start-shape="id23" draw:start-glue-point="2" draw:end-shape="id28" svg:d="M2998 16448v1468" svg:viewBox="0 0 1 1469">
          <text:p/>
        </draw:connector>
        <draw:custom-shape draw:style-name="gr6" draw:text-style-name="P1" xml:id="id28" draw:id="id28" draw:layer="layout" svg:width="4.98cm" svg:height="2.032cm" svg:x="0.508cm" svg:y="17.916cm">
          <text:p text:style-name="P1">Cols 8:10</text:p>
          <draw:enhanced-geometry svg:viewBox="0 0 21600 21600" draw:type="rectangle" draw:enhanced-path="M 0 0 L 21600 0 21600 21600 0 21600 0 0 Z N"/>
        </draw:custom-shape>
        <draw:custom-shape draw:style-name="gr5" draw:text-style-name="P1" xml:id="id30" draw:id="id30" draw:layer="layout" svg:width="4.886cm" svg:height="2.032cm" svg:x="17.094cm" svg:y="17.934cm">
          <text:p text:style-name="P1">Cols 42:47</text:p>
          <draw:enhanced-geometry svg:viewBox="0 0 21600 21600" draw:type="rectangle" draw:enhanced-path="M 0 0 L 21600 0 21600 21600 0 21600 0 0 Z N"/>
        </draw:custom-shape>
        <draw:custom-shape draw:style-name="gr5" draw:text-style-name="P1" xml:id="id29" draw:id="id29" draw:layer="layout" svg:width="4.886cm" svg:height="2.032cm" svg:x="17.094cm" svg:y="14.422cm">
          <text:p text:style-name="P1">Aerosols</text:p>
          <text:p text:style-name="P1">4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537cm" svg:y1="16.454cm" svg:x2="19.537cm" svg:y2="17.934cm" draw:start-shape="id29" draw:start-glue-point="2" draw:end-shape="id30" svg:d="M19537 16454v1480" svg:viewBox="0 0 1 1481">
          <text:p/>
        </draw:connector>
        <draw:connector draw:style-name="gr4" draw:text-style-name="P1" draw:layer="layout" svg:x1="19.537cm" svg:y1="14.422cm" svg:x2="23.187cm" svg:y2="6.248cm" draw:start-shape="id29" draw:start-glue-point="0" draw:end-shape="id19" draw:end-glue-point="2" svg:d="M19537 14422v-4087h3650v-4087" svg:viewBox="0 0 3651 8175">
          <text:p/>
        </draw:connector>
        <draw:custom-shape draw:style-name="gr5" draw:text-style-name="P1" xml:id="id27" draw:id="id27" draw:layer="layout" svg:width="4.886cm" svg:height="2.032cm" svg:x="22.574cm" svg:y="17.951cm">
          <text:p text:style-name="P1">Cols 48:5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6:34:56.413877804</meta:creation-date>
    <dc:date>2016-07-12T10:31:48.282455337</dc:date>
    <meta:editing-duration>PT1H21M20S</meta:editing-duration>
    <meta:editing-cycles>6</meta:editing-cycles>
    <meta:generator>LibreOffice/5.1.4.2$Linux_X86_64 LibreOffice_project/10m0$Build-2</meta:generator>
    <meta:document-statistic meta:object-count="83"/>
  </office:meta>
</office:document-meta>
</file>